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 table:number-rows-repeated="1048132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00/00/00</text:date>, <text:time style:data-style-name="N2" text:time-value="20:56:32.37052215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5-08T20:57:38.904610638</dc:date>
    <meta:editing-duration>PT6H26M22S</meta:editing-duration>
    <meta:editing-cycles>77</meta:editing-cycles>
    <meta:generator>LibreOffice/7.1.2.2$Linux_X86_64 LibreOffice_project/8a45595d069ef5570103caea1b71cc9d82b2aae4</meta:generator>
    <meta:document-statistic meta:table-count="1" meta:cell-count="1329" meta:object-count="0"/>
  </office:meta>
</office:document-meta>
</file>